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3cm" fo:min-width="3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8cm" fo:min-width="3.7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7.5pt" fo:font-weight="normal" style:font-size-asian="22pt" style:font-weight-asian="normal" style:font-size-complex="22pt" style:font-weight-complex="normal"/>
    </style:style>
    <style:style style:name="P4" style:family="paragraph">
      <style:text-properties fo:font-family="'Times New Roman'" style:font-family-generic="roman" style:font-pitch="variable" fo:font-size="27.5pt" fo:font-weight="bold" style:font-size-asian="22pt" style:font-weight-asian="bold" style:font-size-complex="22pt" style:font-weight-complex="bold"/>
    </style:style>
    <style:style style:name="T1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422cm" svg:height="2.139cm" svg:x="1.526cm" svg:y="1.49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01cm" svg:height="1.413cm" svg:x="2.039cm" svg:y="1.904cm">
          <draw:text-box>
            <text:p text:style-name="P2"><text:span text:style-name="T1">Supercluster</text:span></text:p>
          </draw:text-box>
        </draw:frame>
        <draw:custom-shape draw:style-name="gr1" draw:text-style-name="P1" draw:layer="layout" svg:width="5.422cm" svg:height="2.139cm" svg:x="11.426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1.739cm" svg:y="1.905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17.926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8.239cm" svg:y="1.905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11.726cm" svg:y="4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2.039cm" svg:y="5.305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19.426cm" svg:y="4.9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9.739cm" svg:y="5.306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1.526cm" svg:y="4.9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35cm" svg:height="1.969cm" svg:x="1.539cm" svg:y="5.006cm">
          <draw:text-box>
            <text:p text:style-name="P2"><text:span text:style-name="T1">ECAL + HCAL</text:span></text:p>
            <text:p text:style-name="P2"><text:span text:style-name="T1">Deposits</text:span></text:p>
          </draw:text-box>
        </draw:frame>
        <draw:custom-shape draw:style-name="gr1" draw:text-style-name="P1" draw:layer="layout" svg:width="5.422cm" svg:height="2.139cm" svg:x="18.617cm" svg:y="9.5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8.93cm" svg:y="9.932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24.417cm" svg:y="9.5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24.73cm" svg:y="9.932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12.526cm" svg:y="8.5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2.839cm" svg:y="8.906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21.326cm" svg:y="8.4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8.639cm" svg:y="8.806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24.964cm" svg:y="5.95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25.277cm" svg:y="6.359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18.617cm" svg:y="12.72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8.93cm" svg:y="13.133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24.417cm" svg:y="12.72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24.73cm" svg:y="13.133cm">
          <draw:text-box>
            <text:p><text:span text:style-name="T2">Supercluster</text:span></text:p>
          </draw:text-box>
        </draw:frame>
        <draw:custom-shape draw:style-name="gr1" draw:text-style-name="P1" draw:layer="layout" svg:width="6.903cm" svg:height="2.139cm" svg:x="3.001cm" svg:y="12.03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629cm" svg:height="1.969cm" svg:x="3.314cm" svg:y="12.144cm">
          <draw:text-box>
            <text:p text:style-name="P2"><text:span text:style-name="T1">Jet Reconstruction +Selection</text:span></text:p>
          </draw:text-box>
        </draw:frame>
        <draw:custom-shape draw:style-name="gr1" draw:text-style-name="P1" draw:layer="layout" svg:width="5.422cm" svg:height="2.139cm" svg:x="18.326cm" svg:y="11.60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8.639cm" svg:y="12.007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27.817cm" svg:y="15.1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28.13cm" svg:y="15.534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21.226cm" svg:y="9.80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21.539cm" svg:y="10.208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18.326cm" svg:y="16.80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35cm" svg:height="1.888cm" svg:x="18.639cm" svg:y="17.208cm">
          <draw:text-box>
            <text:p><text:span text:style-name="T2">Supercluster</text:span></text:p>
          </draw:text-box>
        </draw:frame>
        <draw:custom-shape draw:style-name="gr1" draw:text-style-name="P1" draw:layer="layout" svg:width="5.422cm" svg:height="2.139cm" svg:x="1.468cm" svg:y="8.29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35cm" svg:height="1.969cm" svg:x="1.481cm" svg:y="8.403cm">
          <draw:text-box>
            <text:p text:style-name="P2"><text:span text:style-name="T1">Tracks + Vertex Collection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73cm" fo:text-indent="0cm"/>
      <style:text-properties style:use-window-font-color="true" style:text-outline="false" style:text-line-through-style="none" fo:font-family="Arial" style:font-family-generic="roman" style:font-pitch="variable" fo:font-size="30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79cm" fo:text-indent="0cm"/>
      <style:text-properties fo:font-size="26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4cm" fo:text-indent="0cm"/>
      <style:text-properties fo:font-size="22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cm" fo:text-indent="0cm"/>
      <style:text-properties fo:font-size="1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5cm" fo:text-indent="0cm"/>
      <style:text-properties fo:font-size="1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5cm" fo:text-indent="0cm"/>
      <style:text-properties fo:font-size="1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5cm" fo:text-indent="0cm"/>
      <style:text-properties fo:font-size="1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5cm" fo:text-indent="0cm"/>
      <style:text-properties fo:font-size="1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5cm" fo:text-indent="0cm"/>
      <style:text-properties fo:font-size="1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427cm" svg:x="1cm" svg:y="3.059cm"/>
      <draw:page-thumbnail draw:layer="backgroundobjects" svg:width="8.999cm" svg:height="6.427cm" svg:x="1cm" svg:y="11.635cm"/>
      <draw:page-thumbnail draw:layer="backgroundobjects" svg:width="8.999cm" svg:height="6.427cm" svg:x="1cm" svg:y="20.211cm"/>
      <draw:page-thumbnail draw:layer="backgroundobjects" svg:width="8.999cm" svg:height="6.427cm" svg:x="11cm" svg:y="3.059cm"/>
      <draw:page-thumbnail draw:layer="backgroundobjects" svg:width="8.999cm" svg:height="6.427cm" svg:x="11cm" svg:y="11.635cm"/>
      <draw:page-thumbnail draw:layer="backgroundobjects" svg:width="8.999cm" svg:height="6.427cm" svg:x="11cm" svg:y="20.211cm"/>
    </style:handout-master>
    <style:master-page style:name="Default" style:page-layout-name="PM1" draw:style-name="Mdp1">
      <draw:frame presentation:style-name="Default-title" draw:layer="backgroundobjects" svg:width="25.199cm" svg:height="3.339cm" svg:x="1.4cm" svg:y="0.795cm" presentation:class="title" presentation:placeholder="true">
        <draw:text-box/>
      </draw:frame>
      <draw:frame presentation:style-name="Default-outline1" draw:layer="backgroundobjects" svg:width="25.199cm" svg:height="13.2cm" svg:x="1.4cm" svg:y="4.68cm" presentation:class="outline" presentation:placeholder="true">
        <draw:text-box/>
      </draw:frame>
      <draw:frame presentation:style-name="Mpr1" draw:text-style-name="MP1" draw:layer="backgroundobjects" svg:width="6.523cm" svg:height="1.379cm" svg:x="1.4cm" svg:y="18.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379cm" svg:x="9.576cm" svg:y="18.2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379cm" svg:x="20.075cm" svg:y="18.2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</meta:initial-creator>
    <meta:creation-date>2013-03-13T17:27:35</meta:creation-date>
    <meta:editing-duration>PT17M31S</meta:editing-duration>
    <meta:editing-cycles>6</meta:editing-cycles>
    <dc:date>2013-03-25T11:19:29</dc:date>
    <dc:creator>nick </dc:creator>
    <meta:generator>LibreOffice/3.4$Linux LibreOffice_project/340m1$Build-402</meta:generator>
    <meta:document-statistic meta:object-count="61"/>
  </office:meta>
</office:document-meta>
</file>